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 style:data-style-name="N2" text:time-value="21:45:09.67702269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0T21:50:38.419650689</dc:date>
    <meta:editing-duration>PT8H4M17S</meta:editing-duration>
    <meta:editing-cycles>115</meta:editing-cycles>
    <meta:document-statistic meta:table-count="4" meta:cell-count="700" meta:object-count="0"/>
  </office:meta>
</office:document-meta>
</file>